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30000027497AC74D5.jpg"/>
  <manifest:file-entry manifest:media-type="image/jpeg" manifest:full-path="Pictures/1000000000000378000002776DA04EC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1366in" svg:y="0.5673in" svg:width="6.9252in" svg:height="4.9201in" draw:z-index="0"><draw:image xlink:href="Pictures/1000000000000378000002776DA04EC5.jpg" xlink:type="simple" xlink:show="embed" xlink:actuate="onLoad"/></draw:frame><draw:frame draw:style-name="fr1" draw:name="graphics2" text:anchor-type="paragraph" svg:x="1.1654in" svg:y="5.7709in" svg:width="6.9252in" svg:height="4.9252in" draw:z-index="1"><draw:image xlink:href="Pictures/10000000000003730000027497AC74D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khil1 hatwar</meta:initial-creator>
    <meta:creation-date>2015-10-02T19:29:55</meta:creation-date>
    <meta:printed-by>nikhil1 hatwar</meta:printed-by>
    <meta:print-date>2015-10-02T19:32:41</meta:print-date>
    <meta:document-statistic meta:table-count="0" meta:image-count="2" meta:object-count="0" meta:page-count="1" meta:paragraph-count="0" meta:word-count="0" meta:character-count="0"/>
    <dc:date>2015-10-02T19:34:15</dc:date>
    <dc:creator>nikhil1 hatwar</dc:creator>
    <meta:editing-duration>PT00H04M22S</meta:editing-duration>
    <meta:editing-cycles>1</meta:editing-cycles>
    <meta:generator>OpenOffice.org/3.0$Linux OpenOffice.org_project/300m9$Build-9358</meta:generator>
  </office:meta>
</office:document-meta>
</file>